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4000001A47CE8596BC3A992E3.png" manifest:media-type="image/png"/>
  <manifest:file-entry manifest:full-path="Pictures/10000000000000F0000000D2D56D9D5125F2D8F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 Awesome 5 Brands Regular" svg:font-family="'Font Awesome 5 Brands Regular'" style:font-pitch="variable"/>
    <style:font-face style:name="Font Awesome 5 Free Solid" svg:font-family="'Font Awesome 5 Free Soli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bottom" draw:auto-grow-height="false" fo:min-height="15.15cm" fo:min-width="18.7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9.75cm" fo:min-width="17.5cm"/>
    </style:style>
    <style:style style:name="gr3" style:family="graphic" style:parent-style-name="standard">
      <style:graphic-properties draw:fill-color="#407927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fill-color="#94070a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fill-color="#c7a0cb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 style:parent-style-name="standard" style:list-style-name="L2">
      <style:graphic-properties draw:textarea-horizontal-align="justify" draw:textarea-vertical-align="top" draw:auto-grow-height="false" fo:min-height="15.15cm" fo:min-width="7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cccccc"/>
      <style:paragraph-properties fo:text-align="end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407927"/>
      <style:paragraph-properties fo:text-align="center"/>
      <style:text-properties fo:color="#ffffff" style:font-name="Font Awesome 5 Free Solid" fo:font-size="36pt" style:font-size-asian="36pt" style:font-size-complex="36pt"/>
    </style:style>
    <style:style style:name="P5" style:family="paragraph">
      <loext:graphic-properties draw:fill-color="#94070a"/>
      <style:paragraph-properties fo:text-align="center"/>
      <style:text-properties fo:color="#ffffff" style:font-name="Font Awesome 5 Free Solid" fo:font-size="36pt" style:font-size-asian="36pt" style:font-size-complex="36pt"/>
    </style:style>
    <style:style style:name="P6" style:family="paragraph">
      <loext:graphic-properties draw:fill-color="#c7a0cb"/>
      <style:paragraph-properties fo:text-align="center"/>
      <style:text-properties fo:color="#ffffff" style:font-name="Font Awesome 5 Free Solid" fo:font-size="36pt" style:font-size-asian="36pt" style:font-size-complex="36pt"/>
    </style:style>
    <style:style style:name="P7" style:family="paragraph">
      <style:paragraph-properties fo:text-align="center"/>
      <style:text-properties fo:color="#ffffff" style:font-name="Font Awesome 5 Free Solid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Font Awesome 5 Free Soli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2cm" svg:height="15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10cm" svg:x="0.8cm" svg:y="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2cm" svg:x="10.4cm" svg:y="6.8cm">
          <text:p text:style-name="P3"><text:span text:style-name="T1">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cm" svg:height="2cm" svg:x="9.8cm" svg:y="3.6cm">
          <text:p text:style-name="P3"><text:span text:style-name="T1">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2cm" svg:x="1.2cm" svg:y="0.8cm">
          <text:p text:style-name="P3"><text:span text:style-name="T1">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2cm" svg:x="7.6cm" svg:y="5.4cm">
          <text:p text:style-name="P3"><text:span text:style-name="T1">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6.2cm" svg:y="13.4cm">
          <text:p text:style-name="P3"><text:span text:style-name="T1">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2cm" svg:y="13.4cm">
          <text:p text:style-name="P3"><text:span text:style-name="T1">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2cm" svg:x="4.2cm" svg:y="0.8cm">
          <text:p text:style-name="P3"><text:span text:style-name="T1">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6.6cm" svg:y="8cm">
          <text:p text:style-name="P3"><text:span text:style-name="T1">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8.2cm" svg:height="15.4cm" svg:x="19.6cm" svg:y="0.2cm">
          <text:list text:style-name="L2">
            <text:list-item>
              <text:p text:style-name="P8">Preamble</text:p>
            </text:list-item>
            <text:list-item>
              <text:p text:style-name="P8">BiomassSpeciesData</text:p>
            </text:list-item>
            <text:list-item>
              <text:p text:style-name="P8">Boreal_LBMRDataPrep</text:p>
            </text:list-item>
            <text:list-item>
              <text:p text:style-name="P8">LandR_BiomassGMOrig</text:p>
            </text:list-item>
            <text:list-item>
              <text:p text:style-name="P8">LBMR</text:p>
            </text:list-item>
            <text:list-item>
              <text:p text:style-name="P8">LandMine</text:p>
            </text:list-item>
            <text:list-item>
              <text:p text:style-name="P8">Biomass_regeneration</text:p>
            </text:list-item>
            <text:list-item>
              <text:p text:style-name="P8">LandWeb_output</text:p>
            </text:list-item>
            <text:list-item>
              <text:p text:style-name="P8">TimeSinceFire</text:p>
            </text:list-item>
            <text:list-item>
              <text:p text:style-name="P8">Post-processing</text:p>
            </text:list-item>
          </text:list>
          <text:list text:style-name="L3">
            <text:list-item>
              <text:list>
                <text:list-item>
                  <text:p text:style-name="P8">leading</text:p>
                </text:list-item>
                <text:list-item>
                  <text:p text:style-name="P8">largePatches</text:p>
                </text:list-item>
                <text:list-item>
                  <text:p text:style-name="P8">maps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cm" svg:height="2cm" svg:x="4.2cm" svg:y="6.4cm">
          <text:p text:style-name="P3"><text:span text:style-name="T1">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2cm" svg:x="5.6cm" svg:y="3.4cm">
          <text:p text:style-name="P3"><text:span text:style-name="T1">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2cm" svg:x="7.4cm" svg:y="0.8cm">
          <text:p text:style-name="P3"><text:span text:style-name="T1">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2cm" svg:height="2cm" svg:x="13cm" svg:y="13.2cm">
          <text:p text:style-name="P3"><text:span text:style-name="T1">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3.2cm" svg:y1="1.8cm" svg:x2="4.2cm" svg:y2="1.8cm">
          <text:p/>
        </draw:line>
        <draw:line draw:style-name="gr8" draw:text-style-name="P9" draw:layer="layout" svg:x1="6.2cm" svg:y1="1.8cm" svg:x2="7.4cm" svg:y2="1.8cm">
          <text:p/>
        </draw:line>
        <draw:custom-shape draw:style-name="gr6" draw:text-style-name="P7" draw:layer="layout" svg:width="2cm" svg:height="2cm" svg:x="9.6cm" svg:y="11.2cm">
          <text:p text:style-name="P3"><text:span text:style-name="T1">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0cm" svg:y1="13cm" svg:x2="8.2cm" svg:y2="14.4cm">
          <text:p/>
        </draw:line>
        <draw:line draw:style-name="gr8" draw:text-style-name="P9" draw:layer="layout" svg:x1="11.4cm" svg:y1="12.8cm" svg:x2="13cm" svg:y2="14.2cm">
          <text:p/>
        </draw:line>
        <draw:line draw:style-name="gr8" draw:text-style-name="P9" draw:layer="layout" svg:x1="9.6cm" svg:y1="12.2cm" svg:x2="3.8cm" svg:y2="13.8cm">
          <text:p/>
        </draw:line>
        <draw:line draw:style-name="gr8" draw:text-style-name="P9" draw:layer="layout" svg:x1="8.4cm" svg:y1="2.8cm" svg:x2="8.6cm" svg:y2="5.6cm">
          <text:p/>
        </draw:line>
        <draw:line draw:style-name="gr8" draw:text-style-name="P9" draw:layer="layout" svg:x1="8.6cm" svg:y1="7.4cm" svg:x2="8.2cm" svg:y2="8.2cm">
          <text:p/>
        </draw:line>
        <draw:frame draw:style-name="gr9" draw:text-style-name="P3" draw:layer="layout" svg:width="2.5cm" svg:height="2.18cm" svg:x="16.6cm" svg:y="13cm">
          <draw:image xlink:href="Pictures/10000000000000F0000000D2D56D9D5125F2D8FF.jpg" xlink:type="simple" xlink:show="embed" xlink:actuate="onLoad">
            <text:p/>
          </draw:image>
        </draw:frame>
        <draw:frame draw:style-name="gr9" draw:text-style-name="P3" draw:layer="layout" svg:width="2.5cm" svg:height="2.5cm" svg:x="16.155cm" svg:y="7.4cm">
          <draw:image xlink:href="Pictures/10000201000001A4000001A47CE8596BC3A992E3.png" xlink:type="simple" xlink:show="embed" xlink:actuate="onLoad">
            <text:p/>
          </draw:image>
        </draw:frame>
        <draw:line draw:style-name="gr8" draw:text-style-name="P9" draw:layer="layout" svg:x1="8.4cm" svg:y1="9.6cm" svg:x2="10cm" svg:y2="11.4cm">
          <text:p/>
        </draw:lin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 Awesome 5 Brands Regular" svg:font-family="'Font Awesome 5 Brands Regular'" style:font-pitch="variable"/>
    <style:font-face style:name="Font Awesome 5 Free Solid" svg:font-family="'Font Awesome 5 Free Soli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3:48.726734388</meta:creation-date>
    <dc:date>2019-05-16T13:55:39.356522517</dc:date>
    <meta:editing-duration>P6DT20H40M58S</meta:editing-duration>
    <meta:editing-cycles>22</meta:editing-cycles>
    <meta:generator>LibreOffice/6.0.7.3$Linux_X86_64 LibreOffice_project/00m0$Build-3</meta:generator>
    <meta:document-statistic meta:object-count="49"/>
  </office:meta>
</office:document-meta>
</file>